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2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id</text:p>
          </table:table-cell>
          <table:table-cell table:style-name="ce1" office:value-type="string" calcext:value-type="string">
            <text:p>accu</text:p>
          </table:table-cell>
          <table:table-cell table:style-name="ce1" office:value-type="string" calcext:value-type="string">
            <text:p>maj_accu</text:p>
          </table:table-cell>
          <table:table-cell table:style-name="ce1" office:value-type="string" calcext:value-type="string">
            <text:p>min_accu</text:p>
          </table:table-cell>
          <table:table-cell table:style-name="ce1" office:value-type="string" calcext:value-type="string">
            <text:p>min_chg_pos_outcome</text:p>
          </table:table-cell>
          <table:table-cell table:style-name="ce1" office:value-type="string" calcext:value-type="string">
            <text:p>maj_chg_pos_outcome</text:p>
          </table:table-cell>
          <table:table-cell table:style-name="ce1" office:value-type="string" calcext:value-type="string">
            <text:p>disp_imp</text:p>
          </table:table-cell>
          <table:table-cell table:style-name="ce1" office:value-type="string" calcext:value-type="string">
            <text:p>num_pos_outcome</text:p>
          </table:table-cell>
          <table:table-cell table:style-name="ce1" office:value-type="string" calcext:value-type="string">
            <text:p>accu_std_dev</text:p>
          </table:table-cell>
          <table:table-cell table:style-name="ce1" office:value-type="string" calcext:value-type="string">
            <text:p>maj_accu_std_dev</text:p>
          </table:table-cell>
          <table:table-cell table:style-name="ce1" office:value-type="string" calcext:value-type="string">
            <text:p>min_accu_std_dev</text:p>
          </table:table-cell>
          <table:table-cell table:style-name="ce1" office:value-type="string" calcext:value-type="string">
            <text:p>min_chg_pos_outcome_std_dev</text:p>
          </table:table-cell>
          <table:table-cell table:style-name="ce1" office:value-type="string" calcext:value-type="string">
            <text:p>maj_chg_pos_outcome_std_dev</text:p>
          </table:table-cell>
          <table:table-cell table:style-name="ce1" office:value-type="string" calcext:value-type="string">
            <text:p>disp_imp_std_dev</text:p>
          </table:table-cell>
          <table:table-cell table:style-name="ce1" office:value-type="string" calcext:value-type="string">
            <text:p>num_pos_outcome_std_dev</text:p>
          </table:table-cell>
          <table:table-cell table:style-name="ce1" office:value-type="string" calcext:value-type="string">
            <text:p>accu_maj_loss</text:p>
          </table:table-cell>
          <table:table-cell table:style-name="ce1" office:value-type="string" calcext:value-type="string">
            <text:p>accu_min_loss</text:p>
          </table:table-cell>
        </table:table-row>
        <table:table-row table:style-name="ro2">
          <table:table-cell office:value-type="string" calcext:value-type="string">
            <text:p>processed_panel_19_og</text:p>
          </table:table-cell>
          <table:table-cell office:value-type="string" calcext:value-type="string">
            <text:p>og</text:p>
          </table:table-cell>
          <table:table-cell office:value-type="float" office:value="0.587976" calcext:value-type="float">
            <text:p>0.587976</text:p>
          </table:table-cell>
          <table:table-cell office:value-type="float" office:value="0.612259" calcext:value-type="float">
            <text:p>0.612259</text:p>
          </table:table-cell>
          <table:table-cell office:value-type="float" office:value="0.544024" calcext:value-type="float">
            <text:p>0.544024</text:p>
          </table:table-cell>
          <table:table-cell office:value-type="float" office:value="3.657468" calcext:value-type="float">
            <text:p>3.657468</text:p>
          </table:table-cell>
          <table:table-cell office:value-type="float" office:value="2.530067" calcext:value-type="float">
            <text:p>2.530067</text:p>
          </table:table-cell>
          <table:table-cell office:value-type="float" office:value="0.701712" calcext:value-type="float">
            <text:p>0.701712</text:p>
          </table:table-cell>
          <table:table-cell office:value-type="float" office:value="395" calcext:value-type="float">
            <text:p>395</text:p>
          </table:table-cell>
          <table:table-cell office:value-type="float" office:value="0.028969" calcext:value-type="float">
            <text:p>0.028969</text:p>
          </table:table-cell>
          <table:table-cell office:value-type="float" office:value="0.033412" calcext:value-type="float">
            <text:p>0.033412</text:p>
          </table:table-cell>
          <table:table-cell office:value-type="float" office:value="0.021093" calcext:value-type="float">
            <text:p>0.021093</text:p>
          </table:table-cell>
          <table:table-cell office:value-type="float" office:value="0.27677" calcext:value-type="float">
            <text:p>0.27677</text:p>
          </table:table-cell>
          <table:table-cell office:value-type="float" office:value="0.093193" calcext:value-type="float">
            <text:p>0.093193</text:p>
          </table:table-cell>
          <table:table-cell office:value-type="float" office:value="0.027387" calcext:value-type="float">
            <text:p>0.0273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cessed_panel_19_deid4</text:p>
          </table:table-cell>
          <table:table-cell office:value-type="string" calcext:value-type="string">
            <text:p>deid4</text:p>
          </table:table-cell>
          <table:table-cell office:value-type="float" office:value="0.744536" calcext:value-type="float">
            <text:p>0.744536</text:p>
          </table:table-cell>
          <table:table-cell office:value-type="float" office:value="0.765544" calcext:value-type="float">
            <text:p>0.765544</text:p>
          </table:table-cell>
          <table:table-cell office:value-type="float" office:value="0.706509" calcext:value-type="float">
            <text:p>0.706509</text:p>
          </table:table-cell>
          <table:table-cell office:value-type="float" office:value="2.28" calcext:value-type="float">
            <text:p>2.28</text:p>
          </table:table-cell>
          <table:table-cell office:value-type="float" office:value="1.732294" calcext:value-type="float">
            <text:p>1.732294</text:p>
          </table:table-cell>
          <table:table-cell office:value-type="float" office:value="0.639683" calcext:value-type="float">
            <text:p>0.639683</text:p>
          </table:table-cell>
          <table:table-cell office:value-type="float" office:value="395" calcext:value-type="float">
            <text:p>395</text:p>
          </table:table-cell>
          <table:table-cell office:value-type="float" office:value="0.005646" calcext:value-type="float">
            <text:p>0.005646</text:p>
          </table:table-cell>
          <table:table-cell office:value-type="float" office:value="0.005367" calcext:value-type="float">
            <text:p>0.005367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0.05543" calcext:value-type="float">
            <text:p>0.05543</text:p>
          </table:table-cell>
          <table:table-cell office:value-type="float" office:value="0.040045" calcext:value-type="float">
            <text:p>0.040045</text:p>
          </table:table-cell>
          <table:table-cell office:value-type="float" office:value="0.002949" calcext:value-type="float">
            <text:p>0.002949</text:p>
          </table:table-cell>
          <table:table-cell office:value-type="float" office:value="0" calcext:value-type="float">
            <text:p>0</text:p>
          </table:table-cell>
          <table:table-cell office:value-type="float" office:value="-0.153285" calcext:value-type="float">
            <text:p>-0.153285</text:p>
          </table:table-cell>
          <table:table-cell office:value-type="float" office:value="-0.162485" calcext:value-type="float">
            <text:p>-0.162485</text:p>
          </table:table-cell>
        </table:table-row>
        <table:table-row table:style-name="ro2">
          <table:table-cell office:value-type="string" calcext:value-type="string">
            <text:p>processed_panel_19_deid8</text:p>
          </table:table-cell>
          <table:table-cell office:value-type="string" calcext:value-type="string">
            <text:p>deid8</text:p>
          </table:table-cell>
          <table:table-cell office:value-type="float" office:value="0.734155" calcext:value-type="float">
            <text:p>0.734155</text:p>
          </table:table-cell>
          <table:table-cell office:value-type="float" office:value="0.754495" calcext:value-type="float">
            <text:p>0.754495</text:p>
          </table:table-cell>
          <table:table-cell office:value-type="float" office:value="0.697337" calcext:value-type="float">
            <text:p>0.697337</text:p>
          </table:table-cell>
          <table:table-cell office:value-type="float" office:value="2.389873" calcext:value-type="float">
            <text:p>2.389873</text:p>
          </table:table-cell>
          <table:table-cell office:value-type="float" office:value="1.774388" calcext:value-type="float">
            <text:p>1.774388</text:p>
          </table:table-cell>
          <table:table-cell office:value-type="float" office:value="0.654484" calcext:value-type="float">
            <text:p>0.654484</text:p>
          </table:table-cell>
          <table:table-cell office:value-type="float" office:value="395" calcext:value-type="float">
            <text:p>395</text:p>
          </table:table-cell>
          <table:table-cell office:value-type="float" office:value="0.009818" calcext:value-type="float">
            <text:p>0.009818</text:p>
          </table:table-cell>
          <table:table-cell office:value-type="float" office:value="0.010136" calcext:value-type="float">
            <text:p>0.010136</text:p>
          </table:table-cell>
          <table:table-cell office:value-type="float" office:value="0.009344" calcext:value-type="float">
            <text:p>0.009344</text:p>
          </table:table-cell>
          <table:table-cell office:value-type="float" office:value="0.093393" calcext:value-type="float">
            <text:p>0.093393</text:p>
          </table:table-cell>
          <table:table-cell office:value-type="float" office:value="0.056724" calcext:value-type="float">
            <text:p>0.056724</text:p>
          </table:table-cell>
          <table:table-cell office:value-type="float" office:value="0.005488" calcext:value-type="float">
            <text:p>0.005488</text:p>
          </table:table-cell>
          <table:table-cell office:value-type="float" office:value="0" calcext:value-type="float">
            <text:p>0</text:p>
          </table:table-cell>
          <table:table-cell office:value-type="float" office:value="-0.142236" calcext:value-type="float">
            <text:p>-0.142236</text:p>
          </table:table-cell>
          <table:table-cell office:value-type="float" office:value="-0.153314" calcext:value-type="float">
            <text:p>-0.153314</text:p>
          </table:table-cell>
        </table:table-row>
        <table:table-row table:style-name="ro1">
          <table:table-cell office:value-type="string" calcext:value-type="string">
            <text:p>processed_panel_19_deid16</text:p>
          </table:table-cell>
          <table:table-cell office:value-type="string" calcext:value-type="string">
            <text:p>deid16</text:p>
          </table:table-cell>
          <table:table-cell office:value-type="float" office:value="0.666793" calcext:value-type="float">
            <text:p>0.666793</text:p>
          </table:table-cell>
          <table:table-cell office:value-type="float" office:value="0.681693" calcext:value-type="float">
            <text:p>0.681693</text:p>
          </table:table-cell>
          <table:table-cell office:value-type="float" office:value="0.639822" calcext:value-type="float">
            <text:p>0.639822</text:p>
          </table:table-cell>
          <table:table-cell office:value-type="float" office:value="3.064051" calcext:value-type="float">
            <text:p>3.064051</text:p>
          </table:table-cell>
          <table:table-cell office:value-type="float" office:value="2.068374" calcext:value-type="float">
            <text:p>2.068374</text:p>
          </table:table-cell>
          <table:table-cell office:value-type="float" office:value="0.718154" calcext:value-type="float">
            <text:p>0.718154</text:p>
          </table:table-cell>
          <table:table-cell office:value-type="float" office:value="395" calcext:value-type="float">
            <text:p>395</text:p>
          </table:table-cell>
          <table:table-cell office:value-type="float" office:value="0.032266" calcext:value-type="float">
            <text:p>0.032266</text:p>
          </table:table-cell>
          <table:table-cell office:value-type="float" office:value="0.036239" calcext:value-type="float">
            <text:p>0.036239</text:p>
          </table:table-cell>
          <table:table-cell office:value-type="float" office:value="0.025179" calcext:value-type="float">
            <text:p>0.025179</text:p>
          </table:table-cell>
          <table:table-cell office:value-type="float" office:value="0.331453" calcext:value-type="float">
            <text:p>0.331453</text:p>
          </table:table-cell>
          <table:table-cell office:value-type="float" office:value="0.125524" calcext:value-type="float">
            <text:p>0.125524</text:p>
          </table:table-cell>
          <table:table-cell office:value-type="float" office:value="0.034432" calcext:value-type="float">
            <text:p>0.034432</text:p>
          </table:table-cell>
          <table:table-cell office:value-type="float" office:value="0" calcext:value-type="float">
            <text:p>0</text:p>
          </table:table-cell>
          <table:table-cell office:value-type="float" office:value="-0.069434" calcext:value-type="float">
            <text:p>-0.069434</text:p>
          </table:table-cell>
          <table:table-cell office:value-type="float" office:value="-0.095799" calcext:value-type="float">
            <text:p>-0.0957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5:28:13.417222457</meta:creation-date>
    <dc:date>2020-08-27T15:29:52.597353460</dc:date>
    <meta:editing-duration>PT1M39S</meta:editing-duration>
    <meta:editing-cycles>1</meta:editing-cycles>
    <meta:document-statistic meta:table-count="1" meta:cell-count="90" meta:object-count="0"/>
    <meta:generator>LibreOffice/6.4.4.2$Linux_X86_64 LibreOffice_project/40$Build-2</meta:generator>
  </office:meta>
</office:document-meta>
</file>